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1aa6"/>
    </style:style>
    <style:style style:name="P2" style:family="paragraph" style:parent-style-name="Standard">
      <style:text-properties fo:font-weight="bold" officeooo:rsid="00101aa6" officeooo:paragraph-rsid="00101aa6" style:font-weight-asian="bold" style:font-weight-complex="bold"/>
    </style:style>
    <style:style style:name="P3" style:family="paragraph" style:parent-style-name="Standard">
      <style:text-properties officeooo:rsid="00101aa6" officeooo:paragraph-rsid="00101aa6"/>
    </style:style>
    <style:style style:name="P4" style:family="paragraph" style:parent-style-name="Standard">
      <style:text-properties officeooo:rsid="0011795a" officeooo:paragraph-rsid="0011795a"/>
    </style:style>
    <style:style style:name="T1" style:family="text">
      <style:text-properties officeooo:rsid="00101aa6"/>
    </style:style>
    <style:style style:name="T2" style:family="text">
      <style:text-properties officeooo:rsid="0011795a"/>
    </style:style>
    <style:style style:name="T3" style:family="text">
      <style:text-properties officeooo:rsid="0015177c"/>
    </style:style>
    <style:style style:name="T4" style:family="text">
      <style:text-properties officeooo:rsid="001627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usammenfassung</text:p>
      <text:p text:style-name="P3"/>
      <text:p text:style-name="P1"><text:span text:style-name="T1">Im Rahmen dieser Bachelorarbeit wurde der Frage nachgegangen, inwiefern eine sogenannte „Unified Rendering Engine", welche verschiedene Simulationsdomänen vereint, einen Mehrwert darstellen kann gegenüber dem klassischen Ansatz, z.B. gesondert sowohl eine Graphik- als auch eine Physik-Engine zu verwenden, die zunächst einmal keinen Bezug zueinander haben. </text:span><text:span text:style-name="T2">Mit diesem Ansatz sollen Buffer und Datenstrukturen gemeinsam verwendbar werden und die Notwendigkeit von Adapter-Klassen für eine Applikation entfallen.</text:span></text:p>
      <text:p text:style-name="P3"><text:span text:style-name="T3">Es</text:span> wurde besonderer Wert auf die Verwendung moderner GPU- Computing-APIs gelegt, namentlich OpenGL 3/4 und OpenCL. </text:p>
      <text:p text:style-name="P3">Es wurde eine Template-Engine zur Generierung von GPU-Programmen verwendet, <text:s/>um Boilerplate-Code zu vermeiden und modulares Design von GPU-Programmen zu erleichtern.</text:p>
      <text:p text:style-name="P1"><text:span text:style-name="T1">Exemplarisch für die Nutzung in der visuellen Simulationsdomäne wurd</text:span><text:span text:style-name="T2">e</text:span><text:span text:style-name="T1">n einige gängige Effekte einer Graphik-Engine implementiert, wie Shadow Mapping, Normal Mapping, Environment Mapping, Displacement Mapping und dynamisches Level Of Detail (LOD). Es wurden moderne OpenGL</text:span><text:span text:style-name="T2">-</text:span><text:span text:style-name="T4">F</text:span><text:span text:style-name="T1">eatures wie Instancing, Uniform Buffers und Hardware-Tesse</text:span><text:span text:style-name="T2">l</text:span><text:span text:style-name="T1">lation verwendet. </text:span></text:p>
      <text:p text:style-name="P4">In der mechanischen Simulationsdomäne wurde eine partikelbasierte Fluidsimulation mit OpenCL auf Basis von Smoothed Particle Hydrodynamics (SPH) implementier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chi </meta:initial-creator>
    <meta:creation-date>2011-06-27T13:53:31</meta:creation-date>
    <dc:date>2011-06-27T15:06:11</dc:date>
    <dc:creator>tychi </dc:creator>
    <meta:editing-duration>PT00H53M59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1" meta:paragraph-count="6" meta:word-count="160" meta:character-count="1316"/>
  </office:meta>
</office:document-meta>
</file>